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F000001EAF8A61A772E14653A.png" manifest:media-type="image/png"/>
  <manifest:file-entry manifest:full-path="Pictures/1000000000000663000001EEA110FBABBA49945A.png" manifest:media-type="image/png"/>
  <manifest:file-entry manifest:full-path="Pictures/100000000000065D0000038DD62E3BF5690D58CF.png" manifest:media-type="image/png"/>
  <manifest:file-entry manifest:full-path="Pictures/10000000000006600000023DC313F362F4EA04A5.png" manifest:media-type="image/png"/>
  <manifest:file-entry manifest:full-path="Pictures/10000000000005110000032261847E76F041A6F5.png" manifest:media-type="image/png"/>
  <manifest:file-entry manifest:full-path="Pictures/100000000000043C000002FF155847655622AFE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x="0cm" svg:y="-0.005cm" svg:width="17cm" svg:height="12.028cm" draw:z-index="0"><draw:image xlink:href="Pictures/100000000000043C000002FF155847655622AFEC.png" xlink:type="simple" xlink:show="embed" xlink:actuate="onLoad" draw:mime-type="image/png"/></draw:frame></text:p>
      <text:p text:style-name="Standard"><draw:frame draw:style-name="fr4" draw:name="Imagen2" text:anchor-type="char" svg:width="17cm" svg:height="10.511cm" draw:z-index="1"><draw:image xlink:href="Pictures/10000000000005110000032261847E76F041A6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char" svg:width="17cm" svg:height="5.967cm" draw:z-index="2"><draw:image xlink:href="Pictures/10000000000006600000023DC313F362F4EA04A5.png" xlink:type="simple" xlink:show="embed" xlink:actuate="onLoad" draw:mime-type="image/png"/></draw:frame><text:soft-page-break/></text:p>
      <text:p text:style-name="Standard"/>
      <text:p text:style-name="Standard"><draw:frame draw:style-name="fr3" draw:name="Imagen4" text:anchor-type="char" svg:x="-0.15cm" svg:y="0cm" svg:width="17cm" svg:height="9.486cm" draw:z-index="3"><draw:image xlink:href="Pictures/100000000000065D0000038DD62E3BF5690D58CF.png" xlink:type="simple" xlink:show="embed" xlink:actuate="onLoad" draw:mime-type="image/png"/></draw:frame></text:p>
      <text:p text:style-name="Standard"/>
      <text:p text:style-name="Standard"><draw:frame draw:style-name="fr2" draw:name="Imagen5" text:anchor-type="char" svg:width="17cm" svg:height="5.136cm" draw:z-index="4"><draw:image xlink:href="Pictures/1000000000000663000001EEA110FBABBA49945A.png" xlink:type="simple" xlink:show="embed" xlink:actuate="onLoad" draw:mime-type="image/png"/></draw:frame></text:p>
      <text:p text:style-name="Standard"/>
      <text:p text:style-name="Standard"><draw:frame draw:style-name="fr1" draw:name="Imagen6" text:anchor-type="char" svg:width="16.484cm" svg:height="12.965cm" draw:z-index="5"><draw:image xlink:href="Pictures/100000000000026F000001EAF8A61A772E14653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6:39:04.100448667</meta:creation-date>
    <dc:date>2025-09-30T16:45:32.651889004</dc:date>
    <meta:editing-duration>PT6M28S</meta:editing-duration>
    <meta:editing-cycles>3</meta:editing-cycles>
    <meta:generator>LibreOffice/7.4.2.3$Linux_X86_64 LibreOffice_project/40$Build-3</meta:generator>
    <meta:document-statistic meta:table-count="0" meta:image-count="6" meta:object-count="0" meta:page-count="3" meta:paragraph-count="0" meta:word-count="0" meta:character-count="0" meta:non-whitespace-character-count="0"/>
  </office:meta>
</office:document-meta>
</file>